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a714"/>
    </style:style>
    <style:style style:name="P2" style:family="paragraph" style:parent-style-name="Text_20_body">
      <style:text-properties officeooo:paragraph-rsid="00051411"/>
    </style:style>
    <style:style style:name="P3" style:family="paragraph" style:parent-style-name="Heading_20_2">
      <style:text-properties officeooo:paragraph-rsid="0002a714"/>
    </style:style>
    <style:style style:name="T1" style:family="text">
      <style:text-properties officeooo:rsid="0002a714"/>
    </style:style>
    <style:style style:name="T2" style:family="text">
      <style:text-properties officeooo:rsid="0004e9cc"/>
    </style:style>
    <style:style style:name="T3" style:family="text">
      <style:text-properties officeooo:rsid="000514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/>
      <text:p text:style-name="Text_20_body">Task 1</text:p>
      <text:p text:style-name="Text_20_body"/>
      <text:p text:style-name="Text_20_body">1. cd <text:s/>Desktop</text:p>
      <text:p text:style-name="Text_20_body">2. mkdir <text:span text:style-name="T2">MyProject</text:span></text:p>
      <text:p text:style-name="Text_20_body">3. cd <text:span text:style-name="T2">MyProject</text:span></text:p>
      <text:p text:style-name="Text_20_body">4. touch apps.js</text:p>
      <text:p text:style-name="Text_20_body">5. cd <text:s/><text:span text:style-name="T2">Desktop, </text:span>mkdir <text:span text:style-name="T2">M</text:span>yProject2</text:p>
      <text:p text:style-name="P2">6. <text:span text:style-name="T3">cd MyProject , </text:span>cp <text:span text:style-name="T3">app.js</text:span> ~/<text:span text:style-name="T3">MyProject2</text:span>/</text:p>
      <text:p text:style-name="Text_20_body"/>
      <text:p text:style-name="Text_20_body"/>
      <text:p text:style-name="Text_20_body">Task 2</text:p>
      <text:p text:style-name="Text_20_body"/>
      <text:p text:style-name="Text_20_body">1. touch exercise.txt</text:p>
      <text:p text:style-name="Text_20_body">2. mv exercise.txt /tmp</text:p>
      <text:p text:style-name="Text_20_body">3. rm tmp/exercise.txt</text:p>
      <text:p text:style-name="Text_20_body"/>
      <text:p text:style-name="Text_20_body"/>
      <text:p text:style-name="Text_20_body">Task 3</text:p>
      <text:p text:style-name="Text_20_body"/>
      <text:p text:style-name="Text_20_body">1. touch umuzi.txt recurits.txt cohort.txt</text:p>
      <text:p text:style-name="Text_20_body">2. nano umuzi.txt <text:s text:c="2"/>nano recruits.txt <text:s text:c="2"/>nano cohort.txt</text:p>
      <text:p text:style-name="Text_20_body">3. cat umuzi.txt recruits.txt cohort.txt</text:p>
      <text:p text:style-name="Text_20_body">4. cat umuzi.txt recruits.txt cohort.txt &gt;&gt; summary.txt</text:p>
      <text:p text:style-name="Text_20_body">5. cat &gt;&gt; summary.txt ctrl d</text:p>
      <text:p text:style-name="Text_20_body"/>
      <text:p text:style-name="Text_20_body"/>
      <text:p text:style-name="Text_20_body">Task 4</text:p>
      <text:p text:style-name="Text_20_body"/>
      <text:p text:style-name="Text_20_body">1. locate umuzi</text:p>
      <text:p text:style-name="Text_20_body">2. locate umuzi &gt; search_result.txt</text:p>
      <text:p text:style-name="Text_20_body"><text:soft-page-break/></text:p>
      <text:p text:style-name="Text_20_body"/>
      <text:p text:style-name="Text_20_body">Task 5</text:p>
      <text:p text:style-name="Text_20_body"/>
      <text:p text:style-name="Text_20_body">1. mkdir mydocument cd mydocument</text:p>
      <text:p text:style-name="Text_20_body">2. touch pad.txt</text:p>
      <text:p text:style-name="Text_20_body">3. cd.. <text:s/>mkdir work <text:s text:c="2"/>cd mydocument</text:p>
      <text:p text:style-name="Text_20_body">3. cp pad.txt ~/Desktop/pad_copy.txt</text:p>
      <text:p text:style-name="Text_20_body">4. sudo updatedb <text:s/>cd..</text:p>
      <text:p text:style-name="Text_20_body">5. locate pad_copy.txt</text:p>
      <text:p text:style-name="Text_20_body"/>
      <text:p text:style-name="Text_20_body">Task 6</text:p>
      <text:p text:style-name="Text_20_body"/>
      <text:p text:style-name="Text_20_body">1. find ~ * .pdf</text:p>
      <text:p text:style-name="Text_20_body">2. find ~ * .pdf &gt;&gt; search_result.txt</text:p>
      <text:p text:style-name="Text_20_body">3. find ~/Desktop/ -mtime -1 -ls</text:p>
      <text:p text:style-name="Text_20_body"/>
      <text:p text:style-name="Text_20_body"/>
      <text:p text:style-name="Text_20_body">Task 10</text:p>
      <text:p text:style-name="Text_20_body"/>
      <text:p text:style-name="Text_20_body">1. nano my_bio.txt</text:p>
      <text:p text:style-name="Text_20_body">2. ctrl^x <text:s/>yes <text:s/>enter</text:p>
      <text:p text:style-name="Text_20_body">3. mkdir my_files <text:s/>mv my_bio.txt ~/Desktop/my_fil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 text:c="2"/>622 <text:s/>rm exersise.txt</text:p>
      <text:p text:style-name="Text_20_body"><text:s text:c="2"/>623 <text:s/>rm exercise.txt</text:p>
      <text:p text:style-name="Text_20_body"><text:s text:c="2"/>624 <text:s/>ls</text:p>
      <text:p text:style-name="Text_20_body"><text:s text:c="2"/>625 <text:s/>cd ..</text:p>
      <text:p text:style-name="Text_20_body"><text:s text:c="2"/>626 <text:s/>mkdir linux</text:p>
      <text:p text:style-name="Text_20_body"><text:s text:c="2"/>627 <text:s/>cd desktop</text:p>
      <text:p text:style-name="Text_20_body"><text:s text:c="2"/>628 <text:s/>cd home</text:p>
      <text:p text:style-name="Text_20_body"><text:s text:c="2"/>629 <text:s/>cd umuzi</text:p>
      <text:p text:style-name="Text_20_body"><text:s text:c="2"/>630 <text:s/>cd Desktop</text:p>
      <text:p text:style-name="Text_20_body"><text:s text:c="2"/>631 <text:s/>mkdir lunuxExercises</text:p>
      <text:p text:style-name="Text_20_body"><text:s text:c="2"/>632 <text:s/>cd lunuxExercises</text:p>
      <text:p text:style-name="Text_20_body"><text:s text:c="2"/>633 <text:s/>touch umuzi.txt recruits.txt cohort.txt</text:p>
      <text:p text:style-name="Text_20_body"><text:s text:c="2"/>634 <text:s/>ls</text:p>
      <text:p text:style-name="Text_20_body"><text:s text:c="2"/>635 <text:s/>vi umuzi.txt </text:p>
      <text:p text:style-name="Text_20_body"><text:s text:c="2"/>636 <text:s/>nano</text:p>
      <text:p text:style-name="Text_20_body"><text:s text:c="2"/>637 <text:s/>cat umuzi.txt</text:p>
      <text:p text:style-name="Text_20_body"><text:s text:c="2"/>638 <text:s/>cat umuzi.txt cohort.txt recruits.txt</text:p>
      <text:p text:style-name="Text_20_body"><text:soft-page-break/><text:s text:c="2"/>639 <text:s/>cat umuzi.txt cohort.txt recruits.txt &gt; Summery.txt</text:p>
      <text:p text:style-name="Text_20_body"><text:s text:c="2"/>640 <text:s/>cat Summery.txt</text:p>
      <text:p text:style-name="Text_20_body"><text:s text:c="2"/></text:p>
      <text:p text:style-name="Text_20_body"/>
      <text:p text:style-name="Text_20_body"><text:s text:c="2"/>645 <text:s/>pwd</text:p>
      <text:p text:style-name="Text_20_body"><text:s text:c="2"/>646 <text:s/>cd Desktop</text:p>
      <text:p text:style-name="Text_20_body"><text:s text:c="2"/>647 <text:s/>cd lunuxexercises</text:p>
      <text:p text:style-name="Text_20_body"><text:s text:c="2"/>648 <text:s/>cd lunuxExercises</text:p>
      <text:p text:style-name="Text_20_body"><text:s text:c="2"/>649 <text:s/>ls</text:p>
      <text:p text:style-name="Text_20_body"><text:s text:c="2"/>650 <text:s/>cat &gt;&gt; Summary</text:p>
      <text:p text:style-name="Text_20_body"><text:s text:c="2"/>651 <text:s/>cat Summary</text:p>
      <text:p text:style-name="Text_20_body"><text:s text:c="2"/>652 <text:s/>cat Summary.txt</text:p>
      <text:p text:style-name="Text_20_body"><text:s text:c="2"/>653 <text:s/>cat &gt;&gt; Summary.txt</text:p>
      <text:p text:style-name="Text_20_body"><text:s text:c="2"/>654 <text:s/>cat Summery.txt</text:p>
      <text:p text:style-name="Text_20_body"><text:s text:c="2"/>655 <text:s/>cat Summary.txt</text:p>
      <text:p text:style-name="Text_20_body"><text:s text:c="2"/>656 <text:s/>locate umuzi.txt</text:p>
      <text:p text:style-name="Text_20_body"><text:s text:c="2"/>657 <text:s/>locate umuzi</text:p>
      <text:p text:style-name="Text_20_body"><text:s text:c="2"/>658 <text:s/>locate umuzi &gt; search_results.txt</text:p>
      <text:p text:style-name="Text_20_body"><text:s text:c="2"/>659 <text:s/>cat locate umuzi &gt; search_results.txt</text:p>
      <text:p text:style-name="Text_20_body"><text:s text:c="2"/>660 <text:s/>locate umuzi &gt; search_results.txt</text:p>
      <text:p text:style-name="Text_20_body"><text:s text:c="2"/>661 <text:s/>cd ..</text:p>
      <text:p text:style-name="Text_20_body"><text:s text:c="2"/>662 <text:s/>locate umuzi &gt; search_results.txt</text:p>
      <text:p text:style-name="Text_20_body"><text:s text:c="2"/>663 <text:s/>ls</text:p>
      <text:p text:style-name="Text_20_body"><text:s text:c="2"/>664 <text:s/>cd linuxExercises</text:p>
      <text:p text:style-name="Text_20_body"><text:s text:c="2"/>665 <text:s/>cd lunuxExercises</text:p>
      <text:p text:style-name="Text_20_body"><text:s text:c="2"/>666 <text:s/>cd Desktop</text:p>
      <text:p text:style-name="Text_20_body"><text:s text:c="2"/>667 <text:s/>cd lunuxExercises</text:p>
      <text:p text:style-name="Text_20_body"><text:s text:c="2"/>668 <text:s/>mkdir mydocument</text:p>
      <text:p text:style-name="Text_20_body"><text:s text:c="2"/>669 cd Desktop</text:p>
      <text:p text:style-name="Text_20_body"><text:s text:c="2"/>611 <text:s/>touch exercise.txt</text:p>
      <text:p text:style-name="Text_20_body"><text:s text:c="2"/>612 <text:s/>mv exercise.txt / tmp</text:p>
      <text:p text:style-name="Text_20_body"><text:s text:c="2"/>613 <text:s/>mv exercise.txt /tmp</text:p>
      <text:p text:style-name="Text_20_body"><text:soft-page-break/><text:s text:c="2"/>614 <text:s/>cd /tmp</text:p>
      <text:p text:style-name="Text_20_body"><text:s text:c="2"/>615 <text:s/>ls</text:p>
      <text:p text:style-name="Text_20_body"><text:s text:c="2"/>616 <text:s/>pwd</text:p>
      <text:p text:style-name="Text_20_body"><text:s text:c="2"/>617 <text:s/>rm exercise.txt /tmp</text:p>
      <text:p text:style-name="Text_20_body"><text:s text:c="2"/>618 <text:s/>cd ..</text:p>
      <text:p text:style-name="Text_20_body"><text:s text:c="2"/>619 <text:s/>rm exercise.txt / tmp</text:p>
      <text:p text:style-name="Text_20_body"><text:s text:c="2"/>620 <text:s/>rm exercise.txt /tmp</text:p>
      <text:p text:style-name="Text_20_body"><text:s text:c="2"/>621 <text:s/>cd /tmp</text:p>
      <text:p text:style-name="Text_20_body"><text:s text:c="2"/>622 <text:s/>rm exersise.txt</text:p>
      <text:p text:style-name="Text_20_body"><text:s text:c="2"/>623 <text:s/>rm exercise.txt</text:p>
      <text:p text:style-name="Text_20_body"><text:s text:c="2"/>624 <text:s/>ls</text:p>
      <text:p text:style-name="Text_20_body"><text:s text:c="2"/>625 <text:s/>cd ..</text:p>
      <text:p text:style-name="Text_20_body"><text:s text:c="2"/>626 <text:s/>mkdir linux</text:p>
      <text:p text:style-name="Text_20_body"><text:s text:c="2"/>627 <text:s/>cd desktop</text:p>
      <text:p text:style-name="Text_20_body"><text:s text:c="2"/>628 <text:s/>cd home</text:p>
      <text:p text:style-name="Text_20_body"><text:s text:c="2"/>629 <text:s/>cd umuzi</text:p>
      <text:p text:style-name="Text_20_body"><text:s text:c="2"/>630 <text:s/>cd Desktop</text:p>
      <text:p text:style-name="Text_20_body"><text:s text:c="2"/>631 <text:s/>mkdir lunuxExercises</text:p>
      <text:p text:style-name="Text_20_body"><text:s text:c="2"/>632 <text:s/>cd lunuxExercises</text:p>
      <text:p text:style-name="Text_20_body"><text:s text:c="2"/>633 <text:s/>touch umuzi.txt recruits.txt cohort.txt</text:p>
      <text:p text:style-name="Text_20_body"><text:s text:c="2"/>634 <text:s/>ls</text:p>
      <text:p text:style-name="Text_20_body"><text:s text:c="2"/>635 <text:s/>vi umuzi.txt </text:p>
      <text:p text:style-name="Text_20_body"><text:s text:c="2"/>636 <text:s/>nano</text:p>
      <text:p text:style-name="Text_20_body"><text:s text:c="2"/>637 <text:s/>cat umuzi.txt</text:p>
      <text:p text:style-name="Text_20_body"><text:s text:c="2"/>638 <text:s/>cat umuzi.txt cohort.txt recruits.txt</text:p>
      <text:p text:style-name="Text_20_body"><text:s text:c="2"/>639 <text:s/>cat umuzi.txt cohort.txt recruits.txt &gt; Summery.txt</text:p>
      <text:p text:style-name="Text_20_body"><text:s text:c="2"/>640 <text:s/>cat Summery.txt</text:p>
      <text:p text:style-name="Text_20_body"><text:s text:c="2"/>641 <text:s/>cat &gt;&gt; Summery.txt</text:p>
      <text:p text:style-name="Text_20_body"><text:s text:c="2"/>642 <text:s/>cd umuzi</text:p>
      <text:p text:style-name="Text_20_body"><text:s text:c="2"/>643 <text:s/>cd ..</text:p>
      <text:p text:style-name="Text_20_body"><text:s text:c="2"/>644 <text:s/>cd umuzi</text:p>
      <text:p text:style-name="Text_20_body"><text:s text:c="2"/>645 <text:s/>pwd</text:p>
      <text:p text:style-name="Text_20_body"><text:soft-page-break/><text:s text:c="2"/>646 <text:s/>cd Desktop</text:p>
      <text:p text:style-name="Text_20_body"><text:s text:c="2"/>647 <text:s/>cd lunuxexercises</text:p>
      <text:p text:style-name="Text_20_body"><text:s text:c="2"/>648 <text:s/>cd lunuxExercises</text:p>
      <text:p text:style-name="Text_20_body"><text:s text:c="2"/>649 <text:s/>ls</text:p>
      <text:p text:style-name="Text_20_body"><text:s text:c="2"/>650 <text:s/>cat &gt;&gt; Summary</text:p>
      <text:p text:style-name="Text_20_body"><text:s text:c="2"/>651 <text:s/>cat Summary</text:p>
      <text:p text:style-name="Text_20_body"><text:s text:c="2"/>652 <text:s/>cat Summary.txt</text:p>
      <text:p text:style-name="Text_20_body"><text:s text:c="2"/>653 <text:s/>cat &gt;&gt; Summary.txt</text:p>
      <text:p text:style-name="Text_20_body"><text:s text:c="2"/>654 <text:s/>cat Summery.txt</text:p>
      <text:p text:style-name="Text_20_body"><text:s text:c="2"/>655 <text:s/>cat Summary.txt</text:p>
      <text:p text:style-name="Text_20_body"><text:s text:c="2"/>656 <text:s/>locate umuzi.txt</text:p>
      <text:p text:style-name="Text_20_body"><text:s text:c="2"/>657 <text:s/>locate umuzi</text:p>
      <text:p text:style-name="Text_20_body"><text:s text:c="2"/>658 <text:s/>locate umuzi &gt; search_results.txt</text:p>
      <text:p text:style-name="Text_20_body"><text:s text:c="2"/>659 <text:s/>cat locate umuzi &gt; search_results.txt</text:p>
      <text:p text:style-name="Text_20_body"><text:s text:c="2"/>660 <text:s/>locate umuzi &gt; search_results.txt</text:p>
      <text:p text:style-name="Text_20_body"><text:s text:c="2"/>661 <text:s/>cd ..</text:p>
      <text:p text:style-name="Text_20_body"><text:s text:c="2"/>662 <text:s/>locate umuzi &gt; search_results.txt</text:p>
      <text:p text:style-name="Text_20_body"><text:s text:c="2"/>663 <text:s/>ls</text:p>
      <text:p text:style-name="Text_20_body"><text:s text:c="2"/>664 <text:s/>cd linuxExercises</text:p>
      <text:p text:style-name="Text_20_body"><text:s text:c="2"/>665 <text:s/>cd lunuxExercises</text:p>
      <text:p text:style-name="Text_20_body"><text:s text:c="2"/>666 <text:s/>cd Desktop</text:p>
      <text:p text:style-name="Text_20_body"><text:s text:c="2"/>667 <text:s/>cd lunuxExercises</text:p>
      <text:p text:style-name="Text_20_body"><text:s text:c="2"/>668 <text:s/>mkdir mydocument</text:p>
      <text:p text:style-name="Text_20_body"><text:s text:c="2"/>6<text:span text:style-name="T1">69</text:span> <text:span text:style-name="T1">touch pat.txt</text:span></text:p>
      <text:p text:style-name="Text_20_body"><text:s text:c="3"/><text:span text:style-name="T1">670</text:span> <text:s/>cp pad.txt ~/Desktop/pad_copy.txt</text:p>
      <text:p text:style-name="Text_20_body"><text:s text:c="3"/><text:span text:style-name="T1">700</text:span> <text:s text:c="3"/>cd Desktop</text:p>
      <text:p text:style-name="Text_20_body"><text:s text:c="2"/>670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39:27.030425223</meta:creation-date>
    <dc:date>2019-06-05T17:23:53.551848523</dc:date>
    <meta:editing-duration>PT2M54S</meta:editing-duration>
    <meta:editing-cycles>1</meta:editing-cycles>
    <meta:document-statistic meta:table-count="0" meta:image-count="0" meta:object-count="0" meta:page-count="19" meta:paragraph-count="142" meta:word-count="492" meta:character-count="3214" meta:non-whitespace-character-count="2526"/>
    <meta:generator>LibreOffice/6.0.6.2$Linux_X86_64 LibreOffice_project/00m0$Build-2</meta:generator>
  </office:meta>
</office:document-meta>
</file>